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200000025819812F21.png"/>
  <manifest:file-entry manifest:media-type="image/jpeg" manifest:full-path="Pictures/100000000000032000000258E080B12F.jpg"/>
  <manifest:file-entry manifest:media-type="image/png" manifest:full-path="Pictures/1000000000000040000000400142E83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luelinesgrad-title" style:list-style-name="L3">
      <style:graphic-properties draw:fill-color="#ffffff" draw:auto-grow-height="true" fo:min-height="3.506cm"/>
    </style:style>
    <style:style style:name="pr2" style:family="presentation" style:parent-style-name="lyt-bluelinesgrad-subtitle">
      <style:graphic-properties draw:fill-color="#ffffff" draw:auto-grow-height="true" fo:min-height="13.86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title" style:list-style-name="L3">
      <style:graphic-properties draw:fill-color="#ffffff" draw:auto-grow-height="true" fo:min-height="3.506cm"/>
    </style:style>
    <style:style style:name="pr5" style:family="presentation" style:parent-style-name="lyt-bluelinesgrad-outline1">
      <style:graphic-properties draw:fill-color="#ffffff" draw:auto-grow-height="true" fo:min-height="13.231cm"/>
    </style:style>
    <style:style style:name="pr6" style:family="presentation" style:parent-style-name="lyt-bluelinesgrad-title">
      <style:graphic-properties fo:min-height="3.506cm"/>
    </style:style>
    <style:style style:name="pr7" style:family="presentation" style:parent-style-name="lyt-bluelinesgrad-outline1">
      <style:graphic-properties fo:min-height="13.86cm"/>
    </style:style>
    <style:style style:name="pr8" style:family="presentation" style:parent-style-name="lyt-bluelinesgrad-notes">
      <style:graphic-properties draw:fill-color="#ffffff" fo:min-height="13.364cm"/>
    </style:style>
    <style:style style:name="P1" style:family="paragraph">
      <style:paragraph-properties fo:margin-left="0.6cm" fo:margin-right="0cm" fo:text-indent="-1cm"/>
    </style:style>
    <style:style style:name="P2" style:family="paragraph">
      <style:paragraph-properties fo:margin-left="0.6cm" fo:margin-right="0cm" fo:text-indent="-1cm"/>
      <style:text-properties fo:font-size="40pt" style:font-size-asian="40pt" style:font-size-complex="40pt"/>
    </style:style>
    <style:style style:name="P3" style:family="paragraph">
      <style:paragraph-properties fo:margin-left="0.6cm" fo:margin-right="0cm" fo:text-indent="-0.6cm"/>
    </style:style>
    <style:style style:name="P4" style:family="paragraph">
      <style:paragraph-properties fo:margin-left="0cm" fo:margin-right="0cm" fo:text-indent="0cm"/>
    </style:style>
    <style:style style:name="P5" style:family="paragraph">
      <style:paragraph-properties fo:margin-left="1.4cm" fo:margin-right="0cm" fo:text-indent="-1.2cm"/>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2" draw:layer="layout" svg:width="25.199cm" svg:height="3.506cm" svg:x="1.4cm" svg:y="0.837cm" presentation:class="title">
          <draw:text-box>
            <text:p text:style-name="P1"><text:span text:style-name="T1">http://www.weatheredwatcher.com</text:span></text:p>
          </draw:text-box>
        </draw:frame>
        <draw:frame presentation:style-name="pr2" draw:text-style-name="P3" draw:layer="layout" svg:width="25.199cm" svg:height="13.86cm" svg:x="1.4cm" svg:y="6.014cm" presentation:class="subtitle" presentation:user-transformed="true">
          <draw:text-box>
            <text:p>Coding a (basic) blog in CodeIgniter</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bluelinesgrad" presentation:presentation-page-layout-name="AL2T1">
        <office:forms form:automatic-focus="false" form:apply-design-mode="false"/>
        <draw:frame presentation:style-name="pr4" draw:text-style-name="P2" draw:layer="layout" svg:width="25.199cm" svg:height="3.506cm" svg:x="1.4cm" svg:y="0.837cm" presentation:class="title">
          <draw:text-box draw:corner-radius="0.003cm">
            <text:p text:style-name="P1"><text:span text:style-name="T1">http://www.weatheredwatcher.com</text:span></text:p>
          </draw:text-box>
        </draw:frame>
        <draw:frame presentation:style-name="pr5" draw:text-style-name="P5" draw:layer="layout" svg:width="23.384cm" svg:height="13.231cm" svg:x="2.285cm" svg:y="5.938cm" presentation:class="outline" presentation:user-transformed="true">
          <draw:text-box draw:corner-radius="0.003cm">
            <text:list text:style-name="L2">
              <text:list-header>
                <text:p xml:id="id1" text:id="id1" text:style-name="P4">We are making a few assumptions:</text:p>
              </text:list-header>
              <text:list-item>
                <text:p xml:id="id2" text:id="id2" text:style-name="P4">You already have a LAMP stack setup</text:p>
              </text:list-item>
              <text:list-item>
                <text:p xml:id="id3" text:id="id3" text:style-name="P4">You are somewhat familiar with PHP</text:p>
                <text:p text:style-name="P4"/>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2T1">
        <office:forms form:automatic-focus="false" form:apply-design-mode="false"/>
        <draw:frame presentation:style-name="pr6" draw:layer="layout" svg:width="25.199cm" svg:height="3.506cm" svg:x="1.4cm" svg:y="0.837cm" presentation:class="title">
          <draw:text-box>
            <text:p>MVC</text:p>
          </draw:text-box>
        </draw:frame>
        <draw:frame presentation:style-name="pr7" draw:layer="layout" svg:width="25.199cm" svg:height="13.86cm" svg:x="1.4cm" svg:y="6.014cm" presentation:class="outline">
          <draw:text-box>
            <text:list text:style-name="L2">
              <text:list-item>
                <text:p xml:id="id4" text:id="id4">Model</text:p>
              </text:list-item>
              <text:list-item>
                <text:p xml:id="id5" text:id="id5">View</text:p>
              </text:list-item>
              <text:list-item>
                <text:p xml:id="id6" text:id="id6">Controlle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2T1">
        <office:forms form:automatic-focus="false" form:apply-design-mode="false"/>
        <draw:frame presentation:style-name="pr6" draw:layer="layout" svg:width="25.199cm" svg:height="3.506cm" svg:x="1.4cm" svg:y="0.837cm" presentation:class="title">
          <draw:text-box>
            <text:p>Model</text:p>
          </draw:text-box>
        </draw:frame>
        <draw:frame presentation:style-name="pr7" draw:layer="layout" svg:width="25.199cm" svg:height="13.86cm" svg:x="1.4cm" svg:y="6.014cm" presentation:class="outline">
          <draw:text-box>
            <text:list text:style-name="L2">
              <text:list-item>
                <text:p xml:id="id7" text:id="id7">The Model is a class based representation of the Data.</text:p>
              </text:list-item>
              <text:list-item>
                <text:p xml:id="id8" text:id="id8">Contains Methods for dealing with the data</text:p>
              </text:list-item>
              <text:list-item>
                <text:p xml:id="id9" text:id="id9">In CodeIgniter it is optional</text:p>
              </text:list-item>
              <text:list-item>
                <text:p xml:id="id10" text:id="id10">But wh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2T1">
        <draw:frame presentation:style-name="pr6" draw:layer="layout" svg:width="25.199cm" svg:height="3.506cm" svg:x="1.4cm" svg:y="0.837cm" presentation:class="title">
          <draw:text-box>
            <text:p>View</text:p>
          </draw:text-box>
        </draw:frame>
        <draw:frame presentation:style-name="pr7" draw:layer="layout" svg:width="25.199cm" svg:height="13.86cm" svg:x="1.4cm" svg:y="6.014cm" presentation:class="outline">
          <draw:text-box>
            <text:list text:style-name="L2">
              <text:list-item>
                <text:p xml:id="id11" text:id="id11">The view is the part of the application that the user sees</text:p>
              </text:list-item>
              <text:list-item>
                <text:p xml:id="id12" text:id="id12">It is a graphical presentation laye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2T1">
        <draw:frame presentation:style-name="pr6" draw:layer="layout" svg:width="25.199cm" svg:height="3.506cm" svg:x="1.4cm" svg:y="0.837cm" presentation:class="title">
          <draw:text-box>
            <text:p>Controller</text:p>
          </draw:text-box>
        </draw:frame>
        <draw:frame presentation:style-name="pr7" draw:layer="layout" svg:width="25.199cm" svg:height="13.86cm" svg:x="1.4cm" svg:y="6.014cm" presentation:class="outline">
          <draw:text-box>
            <text:list text:style-name="L2">
              <text:list-item>
                <text:p xml:id="id13" text:id="id13">The Controller is what passes data between the view and the model</text:p>
              </text:list-item>
              <text:list-item>
                <text:p xml:id="id14" text:id="id14">It is a class based representation of your site</text:p>
              </text:list-item>
              <text:list-item>
                <text:p xml:id="id15" text:id="id15">Controllers contain methods for dealing with each page.</text:p>
              </text:list-item>
              <text:list-item>
                <text:p xml:id="id16" text:id="id16">Not all methods will display a pag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8"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6.0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title>Introducing a New Product</dc:title>
    <dc:description>General introduction of a new product taking customer wishes into account</dc:description>
    <meta:creation-date>2012-06-02T15:51:43</meta:creation-date>
    <dc:language>en-US</dc:language>
    <meta:editing-cycles>2</meta:editing-cycles>
    <meta:editing-duration>P4DT5H27M36S</meta:editing-duration>
    <meta:initial-creator>weatheredwatcher </meta:initial-creator>
    <dc:date>2012-06-06T18:21:39</dc:date>
    <dc:creator>weatheredwatcher </dc:creator>
    <meta:document-statistic meta:object-count="44"/>
    <meta:user-defined meta:name="Info 0"/>
    <meta:user-defined meta:name="Info 1"/>
    <meta:user-defined meta:name="Info 2"/>
    <meta:user-defined meta:name="Info 3"/>
  </office:meta>
</office:document-meta>
</file>